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29.6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14.01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91.85mm"/>
    </style:style>
    <style:style style:name="co9" style:family="table-column">
      <style:table-column-properties fo:break-before="auto" style:column-width="71.88mm"/>
    </style:style>
    <style:style style:name="co10" style:family="table-column">
      <style:table-column-properties fo:break-before="auto" style:column-width="88.23mm"/>
    </style:style>
    <style:style style:name="co11" style:family="table-column">
      <style:table-column-properties fo:break-before="auto" style:column-width="90.05mm"/>
    </style:style>
    <style:style style:name="co12" style:family="table-column">
      <style:table-column-properties fo:break-before="auto" style:column-width="24.91mm"/>
    </style:style>
    <style:style style:name="co13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ext-properties fo:color="#ce181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ce181e" style:font-name="Consolas1" fo:font-size="9.5pt" style:font-size-asian="9.5pt" style:font-size-complex="9.5pt"/>
    </style:style>
    <style:style style:name="ce20" style:family="table-cell" style:parent-style-name="Default">
      <style:text-properties fo:color="#ce181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font-name="Consolas1" fo:font-size="9.5pt" style:font-size-asian="9.5pt" style:font-size-complex="9.5pt"/>
    </style:style>
    <style:style style:name="ce22" style:family="table-cell" style:parent-style-name="Default">
      <style:text-properties fo:color="#000000" fo:font-size="9.5pt" style:font-size-asian="9.5pt" style:font-size-complex="9.5pt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ext-properties fo:color="#ce181e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0000"/>
    </style:style>
    <style:style style:name="T1" style:family="text">
      <style:text-properties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9"/>
        <table:table-column table:style-name="co1" table:number-columns-repeated="5" table:default-cell-style-name="ce9"/>
        <table:table-column table:style-name="co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Is Frog?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are</text:p>
          </table:table-cell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uard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ystic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eneral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rie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xhaust Target Unit and its opposing enemy unit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lute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um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rn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ba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r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reate 3 Frog Spaw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l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D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All units lose 1 attack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rget ally gains EVA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orus Cr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ear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units in the opposite zone lose 1 stamin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neak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t a Frog Bomb in the enemy’s h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og Bo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ake 3 damag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ungl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te 1 Log.</text:p>
            <text:p>+1 Stamina on enter per ally log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r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1 Log.</text:p>
            <text:p>On enter burn all logs. Deal attack damage per log to enemy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uild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1 Log.</text:p>
            <text:p>+1 Attack per Log in z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o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GRESSIVE</text:p>
            <text:p>+3 Attack if you control a Cut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+3 Stamina if you control a Handsome Frog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xedo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2 Attack if you control a Handsome Frog</text:p>
            <text:p>+2 Stamina if you control a Cute Fr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ig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</text:p>
            <text:p>End of combat create a tadpo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n enter: Allies lose 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Del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2 attack this rou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W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Target ally gains 5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In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raw 2 card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 Ch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GRESS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ASSIVE Allies gain +1 atta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On enter: Allies gain +1 stam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d of combat: Exhaust the ally to the left. Enemy takes damage equal to its at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All units’ attack becomes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le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all non-boss units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Log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Create 3 Log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Gain 5 gold.</text:p>
            <text:p>Gain 7 armou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Heal 3 heal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Recy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Discard a card at random, then draw 3 car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x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xhaust target Unit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mmand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ain 1 Command Point each 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Fl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nemy units get -4 attack this roun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Conf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Each units’ stamina is halved (rounded down).</text:p>
            <text:p>Each units’ attack is doubl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Randomly reallocate all uni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God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reate 1 Shrine.</text:p>
            <text:p>Create 2 Frogs</text:p>
            <text:p>Heal 5 Health</text:p>
            <text:p>Gain 5 Armou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Rainbow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hin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enter: Draw 3 card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Potion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Gain 2 Attack and Lose 1 stamina whenever a zone ally is exhausted</text:p>
          </table:table-cell>
        </table:table-row>
        <table:table-row table:style-name="ro1">
          <table:table-cell table:formula="of:=SUM([.A5:.A76])" office:value-type="float" office:value="40" calcext:value-type="float">
            <text:p>40</text:p>
          </table:table-cell>
          <table:table-cell table:number-columns-repeated="4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>
          <table:table-cell table:number-columns-repeated="5"/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 Cards</text:p>
          </table:table-cell>
          <table:table-cell table:style-name="Default" table:formula="of:=SUM([.B5:.B76])" office:value-type="float" office:value="72" calcext:value-type="float">
            <text:p>7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Common</text:p>
          </table:table-cell>
          <table:table-cell table:style-name="Default" table:formula="of:=SUM([.C5:.C76])" office:value-type="float" office:value="42" calcext:value-type="float">
            <text:p>42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Uncommon</text:p>
          </table:table-cell>
          <table:table-cell table:style-name="Default" table:formula="of:=SUM([.D5:.D76])" office:value-type="float" office:value="20" calcext:value-type="float">
            <text:p>2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Rare</text:p>
          </table:table-cell>
          <table:table-cell table:style-name="Default" table:formula="of:=SUM([.E5:.E76])" office:value-type="float" office:value="10" calcext:value-type="float">
            <text:p>10</text:p>
          </table:table-cell>
          <table:table-cell table:style-name="Default" table:number-columns-repeated="3"/>
          <table:table-cell table:style-name="ce5"/>
          <table:table-cell table:style-name="Default" table:number-columns-repeated="5"/>
          <table:table-cell/>
        </table:table-row>
        <table:table-row table:style-name="ro1" table:number-rows-repeated="15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Encounter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ifficulty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Armour</text:p>
          </table:table-cell>
          <table:table-cell table:style-name="ce15" office:value-type="string" calcext:value-type="string">
            <text:p>Starting Units</text:p>
          </table:table-cell>
          <table:table-cell table:style-name="ce15" office:value-type="string" calcext:value-type="string">
            <text:p>Hand 1</text:p>
          </table:table-cell>
          <table:table-cell table:style-name="ce15" office:value-type="string" calcext:value-type="string">
            <text:p>Hand 2</text:p>
          </table:table-cell>
          <table:table-cell table:style-name="ce15" office:value-type="string" calcext:value-type="string">
            <text:p>Hand 3</text:p>
          </table:table-cell>
          <table:table-cell table:style-name="ce15" office:value-type="string" calcext:value-type="string">
            <text:p>Hand 4</text:p>
          </table:table-cell>
          <table:table-cell table:style-name="ce15" office:value-type="string" calcext:value-type="string">
            <text:p>Hand 5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Goblin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1">"Goblin", "Goblin", "Goblin"</text:span></text:p>
          </table:table-cell>
          <table:table-cell table:style-name="ce18" office:value-type="string" calcext:value-type="string">
            <text:p>"Goblin", "Goblin", "Rage"</text:p>
          </table:table-cell>
          <table:table-cell table:style-name="ce20" office:value-type="string" calcext:value-type="string">
            <text:p><text:span text:style-name="T3">"Shield Goblin", "Doublin"</text:span></text:p>
          </table:table-cell>
          <table:table-cell table:style-name="ce20" office:value-type="string" calcext:value-type="string">
            <text:p><text:span text:style-name="T3">"Shield Goblin", "Goblin", "Rage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Rat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<text:span text:style-name="T2">"Rat", "Rat", "Rat", "Rat"</text:span></text:p>
          </table:table-cell>
          <table:table-cell table:style-name="ce19" office:value-type="string" calcext:value-type="string">
            <text:p>"Giant Rat", "Rat"</text:p>
          </table:table-cell>
          <table:table-cell table:style-name="ce19" office:value-type="string" calcext:value-type="string">
            <text:p>"Rat","Rat","Rat"</text:p>
          </table:table-cell>
          <table:table-cell table:style-name="ce19" office:value-type="string" calcext:value-type="string">
            <text:p>"Giant Rat","Infesta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Wolves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"Wolf","Wolf","Wolf"</text:p>
          </table:table-cell>
          <table:table-cell table:style-name="ce19" office:value-type="string" calcext:value-type="string">
            <text:p>"Alpha Wolf","Wolf"</text:p>
          </table:table-cell>
          <table:table-cell table:style-name="ce19" office:value-type="string" calcext:value-type="string">
            <text:p>"Wolf","Wolf","Wolf"</text:p>
          </table:table-cell>
          <table:table-cell table:style-name="ce19" office:value-type="string" calcext:value-type="string">
            <text:p>"Wolf"."How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ugh Goblin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<text:span text:style-name="T3">"Goblin", "Goblin", "Doublin", "Doublin"</text:span></text:p>
          </table:table-cell>
          <table:table-cell table:style-name="ce20" office:value-type="string" calcext:value-type="string">
            <text:p><text:span text:style-name="T3">"Goblin", "Doublin", "Doublin", "Rage"</text:span></text:p>
          </table:table-cell>
          <table:table-cell table:style-name="ce20" office:value-type="string" calcext:value-type="string">
            <text:p><text:span text:style-name="T3">"Shield Goblin", "Goblin", "Doublin"</text:span></text:p>
          </table:table-cell>
          <table:table-cell table:style-name="ce20" office:value-type="string" calcext:value-type="string">
            <text:p><text:span text:style-name="T3">"Shield Goblin", "Shield Goblin", "Rage"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ugh Wolves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1" office:value-type="string" calcext:value-type="string">
            <text:p>"Alpha Wolf","Wolf","Wolf"</text:p>
          </table:table-cell>
          <table:table-cell table:style-name="ce21" office:value-type="string" calcext:value-type="string">
            <text:p>"Alpha Wolf","Wolf"</text:p>
          </table:table-cell>
          <table:table-cell table:style-name="ce21" office:value-type="string" calcext:value-type="string">
            <text:p>"Wolf","Wolf","Alpha Wolf"</text:p>
          </table:table-cell>
          <table:table-cell table:style-name="ce19" office:value-type="string" calcext:value-type="string">
            <text:p>"Alpha Wolf","How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rapper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"Trapper","Trapper"</text:p>
          </table:table-cell>
          <table:table-cell table:style-name="ce21" office:value-type="string" calcext:value-type="string">
            <text:p>"Trapper","Trapper","Big Armour"</text:p>
          </table:table-cell>
          <table:table-cell table:style-name="ce21" office:value-type="string" calcext:value-type="string">
            <text:p>"Sap Spirit"</text:p>
          </table:table-cell>
          <table:table-cell table:style-name="ce19" office:value-type="string" calcext:value-type="string">
            <text:p>"Big Armour","Big Armou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Ogre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<text:span text:style-name="T3">"Ogre", "Goblin", "Goblin", "Goblin"</text:span></text:p>
          </table:table-cell>
          <table:table-cell table:style-name="ce20" office:value-type="string" calcext:value-type="string">
            <text:p><text:span text:style-name="T3">"Ogre", "Ogre"</text:span></text:p>
          </table:table-cell>
          <table:table-cell table:style-name="ce20" office:value-type="string" calcext:value-type="string">
            <text:p>"Sap Spirit"</text:p>
          </table:table-cell>
          <table:table-cell table:style-name="ce20" office:value-type="string" calcext:value-type="string">
            <text:p><text:span text:style-name="T3">"Goblin", "Goblin", "Goblin", "Goblin", "Goblin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Several Goblin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<text:span text:style-name="T3">"Doublin", "Doublin", "Goblin", "Goblin"</text:span></text:p>
          </table:table-cell>
          <table:table-cell table:style-name="ce20" office:value-type="string" calcext:value-type="string">
            <text:p><text:span text:style-name="T3">"Doublin", "Doublin", "Doublin"</text:span></text:p>
          </table:table-cell>
          <table:table-cell table:style-name="ce18" office:value-type="string" calcext:value-type="string">
            <text:p>"Doublin", "Doublin", "Goblin", "Rage", "Rage"</text:p>
          </table:table-cell>
          <table:table-cell table:style-name="ce20" office:value-type="string" calcext:value-type="string">
            <text:p><text:span text:style-name="T3">"Goblin", "Doublin", "Goblin", "Shrine"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Bombers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"Bomber","Bomber"</text:p>
          </table:table-cell>
          <table:table-cell table:style-name="ce25" office:value-type="string" calcext:value-type="string">
            <text:p>"Bomber","Bomber","Big Armour"</text:p>
          </table:table-cell>
          <table:table-cell table:style-name="ce25" office:value-type="string" calcext:value-type="string">
            <text:p>"Bomber","Sap Spirit"</text:p>
          </table:table-cell>
          <table:table-cell table:style-name="ce20" office:value-type="string" calcext:value-type="string">
            <text:p>"Big Armour","Big Armou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/>
          <table:table-cell table:number-columns-repeated="2"/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 office:value-type="string" calcext:value-type="string">
            <text:p>Crafty Crew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style-name="ce19"/>
          <table:table-cell table:style-name="ce21" table:number-columns-repeated="2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6" office:value-type="string" calcext:value-type="string">
            <text:p>BOSS</text:p>
          </table:table-cell>
          <table:table-cell table:style-name="ce17" office:value-type="string" calcext:value-type="string">
            <text:p>Troll Boss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3">"Troll Boss", "Ogre", "Ogre", "Doublin", "Goblin"</text:span></text:p>
          </table:table-cell>
          <table:table-cell table:style-name="ce20" office:value-type="string" calcext:value-type="string">
            <text:p><text:span text:style-name="T3">"Ogre", "Doublin", "Goblin"</text:span></text:p>
          </table:table-cell>
          <table:table-cell table:style-name="ce20" office:value-type="string" calcext:value-type="string">
            <text:p><text:span text:style-name="T3">"Goblin", "Goblin", "Rage", "Rage"</text:span></text:p>
          </table:table-cell>
          <table:table-cell table:style-name="ce20" office:value-type="string" calcext:value-type="string">
            <text:p><text:span text:style-name="T3">Doublin", "Goblin", "Shrine"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1" table:number-columns-repeated="4"/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ce22" table:number-columns-repeated="4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3" table:number-columns-repeated="4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t 1 Cards" table:style-name="ta1">
        <table:table-column table:style-name="co1" table:default-cell-style-name="Default"/>
        <table:table-column table:style-name="co12" table:number-columns-repeated="5" table:default-cell-style-name="Default"/>
        <table:table-column table:style-name="co1" table:default-cell-style-name="Default"/>
        <table:table-column table:style-name="co1" table:number-columns-repeated="2" table:default-cell-style-name="ce40"/>
        <table:table-column table:style-name="co13" table:default-cell-style-name="Default"/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Gobli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hield Goblin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Big Armour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+ 10 Armour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Doubli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Rage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Increase Units attack by 2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ap Spirit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Shrin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Ogr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Troll Boss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" calcext:value-type="float">
            <text:p>30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41" office:value-type="string" calcext:value-type="string">
            <text:p>+1 Attack per Wolf or Alpha wolf ally.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Alpha 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41" office:value-type="string" calcext:value-type="string">
            <text:p>+2 Attack per Wolf ally.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Howl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Move all Wolf and Alpha Wolf units to the Attack Zone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Rat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1"/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Giant Rat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41" office:value-type="string" calcext:value-type="string">
            <text:p>End of turn create 2 rats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Infestation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Target Zone Creates 2 Rats each turn</text:p>
          </table:table-cell>
        </table:table-row>
        <table:table-row table:style-name="ro4">
          <table:table-cell table:style-name="ce26" table:number-columns-repeated="5"/>
          <table:table-cell table:style-name="ce9" office:value-type="string" calcext:value-type="string">
            <text:p>Werewolf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style-name="ce41" office:value-type="string" calcext:value-type="string">
            <text:p>+1 Attack per Wolf or Alpha wolf Ally</text:p>
            <text:p>+1 Attack to allies</text:p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Trappe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Lay a Trap in the opposite Zone</text:p>
          </table:table-cell>
        </table:table-row>
        <table:table-row table:style-name="ro4">
          <table:table-cell table:style-name="ce3" table:number-columns-repeated="5"/>
          <table:table-cell table:style-name="ce9" office:value-type="string" calcext:value-type="string">
            <text:p>Trap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41" office:value-type="string" calcext:value-type="string">
            <text:p>Non Trap units lose 1 stamina on enter</text:p>
            <text:p/>
          </table:table-cell>
        </table:table-row>
        <table:table-row table:style-name="ro1">
          <table:table-cell table:style-name="ce3" table:number-columns-repeated="5"/>
          <table:table-cell table:style-name="ce9" office:value-type="string" calcext:value-type="string">
            <text:p>Bombe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Put a bomb in your deck</text:p>
          </table:table-cell>
        </table:table-row>
        <table:table-row table:style-name="ro4">
          <table:table-cell table:style-name="ce3" table:number-columns-repeated="5"/>
          <table:table-cell table:style-name="ce9" office:value-type="string" calcext:value-type="string">
            <text:p>Bomb</text:p>
          </table:table-cell>
          <table:table-cell table:style-name="ce9" office:value-type="string" calcext:value-type="string">
            <text:p>Effect</text:p>
          </table:table-cell>
          <table:table-cell table:number-columns-repeated="2" table:style-name="ce9" office:value-type="string" calcext:value-type="string">
            <text:p>/</text:p>
          </table:table-cell>
          <table:table-cell table:style-name="ce41" office:value-type="string" calcext:value-type="string">
            <text:p>Lose 2 Health when drawn.</text:p>
            <text:p>Remove from deck when played</text:p>
          </table:table-cell>
        </table:table-row>
        <table:table-row table:style-name="ro1" table:number-rows-repeated="3">
          <table:table-cell table:style-name="ce26" table:number-columns-repeated="5"/>
          <table:table-cell table:style-name="ce9" table:number-columns-repeated="4"/>
          <table:table-cell table:style-name="ce41"/>
        </table:table-row>
        <table:table-row table:style-name="ro1" table:number-rows-repeated="7">
          <table:table-cell table:style-name="ce27" table:number-columns-repeated="5"/>
          <table:table-cell table:style-name="ce9" table:number-columns-repeated="4"/>
          <table:table-cell table:style-name="ce41"/>
        </table:table-row>
        <table:table-row table:style-name="ro1" table:number-rows-repeated="3">
          <table:table-cell table:number-columns-repeated="5"/>
          <table:table-cell table:style-name="ce9" table:number-columns-repeated="4"/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4:03:05.4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2-05-20T22:09:25.686000000</dc:date>
    <meta:editing-duration>P3DT23H12M47S</meta:editing-duration>
    <meta:editing-cycles>148</meta:editing-cycles>
    <meta:generator>LibreOffice/6.1.2.1$Windows_X86_64 LibreOffice_project/65905a128db06ba48db947242809d14d3f9a93fe</meta:generator>
    <meta:document-statistic meta:table-count="4" meta:cell-count="952" meta:object-count="0"/>
  </office:meta>
</office:document-meta>
</file>